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ka's Tale</text:p>
      <text:p text:style-name="Standard"/>
      <text:p text:style-name="Standard"/>
      <text:p text:style-name="Standard"/>
      <text:p text:style-name="Standard"/>
      <text:p text:style-name="Standard">Vesimir's Tale</text:p>
      <text:p text:style-name="Standard"/>
      <text:p text:style-name="Standard">Born in the year 472 near the village of Copperstead in the Celadon Forest, Vesimir spent his childhood as the son of a drunken stone mason and the village healer and midwife. <text:s/>Increasingly unhappy with life in his parent's modest shack, as a young boy he took to wandering among the soaring trees of the Celedon ranging farther and farther from home each time. <text:s/>One day in his thirteenth year he had for the first time traveled so far from home he was unable to return before dark, and with no small trepidation realized he would have to spend the night in the forest. <text:s/>As a brave boy, he was actually more afraid of his father's reaction when he would return home than he was of the dark forest in the night, as he had the foresight to bring with him food, a waterskin, and a flint and steel.</text:p>
      <text:p text:style-name="Standard"/>
      <text:p text:style-name="Standard">Beneath the limbs of a gigantic oak, Vesimir made camp, gathering dried leaves and fallen wood as timber for a small fire to warm him through the night. <text:s/>Having practiced many times at home, he confidently struck steel to flint and sparked a small flame in his tinder. <text:s/>To his disgust, a puff of wind immediately blew the fire out, leaving only a wisp of smoke for his efforts. <text:s/>The boy tried again, and a second time a puff of wind extinguished his fire. <text:s/>Several more times he sparked a fire, only for a perfectly timed gust to blow in and put out his fire. <text:s/>With his last remaining bit of flint, he carefully shielded the tinder with his body and struck his final spark. <text:s/>No wind came this time, but a drop of <text:s/>water as large as his head fell from the branches above him, drowned the fire and scattered his now soaked tinder.</text:p>
      <text:p text:style-name="Standard"/>
      <text:p text:style-name="Standard">Disgusted, the boy drew his thin cloak around his body and took shelter under the tree, his back against the rough oak. <text:s/>As clouds slowly began extinguishing even the light of the moons and a light rain started to fall, he shivered, as much from wet and cold as from the glowing eyes that were now seemingly watching him from every direction in the pitch black forest. <text:s/>Deciding he would be safer off of the ground, Vesimir began climbing the tree searching for a spot wide enough to sit and where hopefully the leaves would shelter him at least a little from the rain. <text:s/>He found a suitable place where two wide branches joined, and once again settled in for the night.</text:p>
      <text:p text:style-name="Standard"/>
      <text:p text:style-name="Standard">As his eyes fluttered closed, he was barely aware as warmth surrounded him, as the branches about him slowly moved <text:s/>to support him from below and shelter him from above and a deep voice from within the tree chuckled softly.</text:p>
      <text:p text:style-name="Standard"/>
      <text:p text:style-name="Standard">The boy slept peacefully cradled in the branches, with strange dreams of talking trees, elves, sprites, and spirit folk fading in and out of his mind. <text:s/>Still several hours before dawn, he was dimly aware of the echoing call of a warhorn in the distance, but jumbled as the sound was among his dreams, it was not enough to wake him. <text:s/>Vesimir sank even deeper into sleep, and was unaware when the giant oak he slept within pulled its roots from the ground and began to slowly walk deeper into the forest.</text:p>
      <text:p text:style-name="Standard"/>
      <text:p text:style-name="Standard">Several hours later Vesimir woke with a start as somehow the tree beneath him lurched. <text:s/>Branches somehow moved up and away from him and daylight struck his face. <text:s/>Below him, the tree in which he sat stood alone in a small clearing that bore no resemblance to place where he had tried to make camp. <text:s/></text:p>
      <text:p text:style-name="Standard"/>
      <text:p text:style-name="Standard">At first the boy did not notice the two figures lying below the tree, the first a long nosed grey scaly <text:soft-page-break/>creature unlike anything he had ever seen. <text:s/>The creature lay dead, it's purple tongue lolling out beneath two dull yellow eyes, many wounds covered its body each oozing a thick orange blood.</text:p>
      <text:p text:style-name="Standard"/>
      <text:p text:style-name="Standard">Just beyond the body of the creature, a man lay face down in the dirt wearing a brown cloak, green breeches and darker brown boots. <text:s/>A glint of chainmail showed at his neck and wrists, and in his hand there was a wooden warhorn, decorated with bands of copper and gold with the image of a single oak leaf burned into the wood. <text:s/>Near the man's head a shining sword was shoved into the dirt, stained with orange blood.</text:p>
      <text:p text:style-name="Standard"/>
      <text:p text:style-name="Standard">Vesimir slowly climbed down from his perch and when he reached the ground and looked back at his former perch he was astonished to see two enormous brown eyes watching him. <text:s/>A split in the bark that became a smiling mouth spoke in a slow graveling voice, but it was no language the boy recognized. </text:p>
      <text:p text:style-name="Standard"/>
      <text:p text:style-name="Standard">Vesimir took one last look back at the smiling tree before he approached the man lying on the ground. <text:s/>Before he even reached him, he could see the man was still breathing. <text:s/>Gently rolling the man to his back he saw a blond bearded face and tightly closed eyes. <text:s/>Dried blood soaked the side of the man's face, and there appeared to be a large lump above the man's left temple which had been the source of the bleeding. <text:s/>Further down though, great rips had been torn in the man's tunic revealing the chainmail beneath and although a few links were broken, Vesimir could see no sign of injury to the man's torso. <text:s/>The man's right leg, however, was a different story. <text:s/>No armor protected the man's flesh beneath his breeches, and a great rip in the man's thigh started from his hip to nearly his knee. <text:s/>As Vesimir gently moved fabric aside to get a better look at the wound, he could see a dull white glint of fractured bone, as well as freshly seeping blood.</text:p>
      <text:p text:style-name="Standard"/>
      <text:p text:style-name="Standard">Having watched and assisted his mother tend to various wounds in his village, Vesimir though he knew what to do, but was unsure. <text:s/>Perhaps he should run and get help he thought , and as he stood and half started to run suddenly the tree moved again, the entire bulk of the oak moving to block the boy's path.</text:p>
      <text:p text:style-name="Standard"/>
      <text:p text:style-name="Standard">Not knowing what else to do, and after thinking about it and realizing he didn't even know in which direction to go, Vesimir once again knelt near the wounded man. <text:s/>He found a knife on the man's belt beneath the cloak, and using it cut strips from the cloak to use as bandages. <text:s/>He quickly searched around and found three relatively straight branches, and picturing in his mind how his mother did such things, gently pulled the leg straight before bandaging the would and splinting the leg. <text:s/>With the last of his waterskin, he washed and then bound the man's head wound as well.</text:p>
      <text:p text:style-name="Standard"/>
      <text:p text:style-name="Standard">At a loss as to what else he could do, he stood and faced the smiling tree. <text:s/>In words that sounded like boulders rolling down a hill, once again the tree spoke to him. <text:s/>It then bent in a place no tree could possible bend, and branches from the tree snaked down, and then around the wounded man and lifted him from the ground. <text:s/>The tree then bent again towards the boy, and branches gently closed around Vesimir and lifted him back to the spot where he had slept through the night. <text:s/>Once again cocooned in the fragrant leaves, Vesimir felt himself growing sleepy, and again his eyes closed and he dreamed.</text:p>
      <text:p text:style-name="Standard"/>
      <text:p text:style-name="Standard">End of Part 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ary O'Dell</meta:initial-creator>
    <meta:creation-date>2019-05-26T15:20:07.93</meta:creation-date>
    <dc:date>2019-06-11T18:52:31.76</dc:date>
    <dc:creator>Keary O'Dell</dc:creator>
    <meta:editing-duration>P16DT2H16M32S</meta:editing-duration>
    <meta:editing-cycles>4</meta:editing-cycles>
    <meta:generator>OpenOffice/4.1.5$Win32 OpenOffice.org_project/415m1$Build-9789</meta:generator>
    <meta:document-statistic meta:table-count="0" meta:image-count="0" meta:object-count="0" meta:page-count="2" meta:paragraph-count="16" meta:word-count="1260" meta:character-count="6807"/>
  </office:meta>
</office:document-meta>
</file>